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2100000319CE4C7A801753E817.jpg" manifest:media-type="image/jpeg"/>
  <manifest:file-entry manifest:full-path="Pictures/10000000000004210000031963A78279215E3879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Nature_5f_Illustration-title">
      <style:graphic-properties fo:min-height="4.963cm"/>
    </style:style>
    <style:style style:name="pr2" style:family="presentation" style:parent-style-name="Nature_5f_Illustration-subtitle">
      <style:graphic-properties draw:fill-color="#ffffff" fo:min-height="2.693cm"/>
    </style:style>
    <style:style style:name="pr3" style:family="presentation" style:parent-style-name="Nature_5f_Illustration-notes">
      <style:graphic-properties draw:fill-color="#ffffff" draw:auto-grow-height="true" fo:min-height="13.364cm"/>
    </style:style>
    <style:style style:name="pr4" style:family="presentation" style:parent-style-name="Nature_5f_Illustration1-title">
      <style:graphic-properties fo:min-height="3.506cm"/>
    </style:style>
    <style:style style:name="pr5" style:family="presentation" style:parent-style-name="Nature_5f_Illustration1-outline1">
      <style:graphic-properties fo:min-height="13.236cm"/>
    </style:style>
    <style:style style:name="pr6" style:family="presentation" style:parent-style-name="Nature_5f_Illustration1-notes">
      <style:graphic-properties draw:fill-color="#ffffff" draw:auto-grow-height="true" fo:min-height="13.364cm"/>
    </style:style>
    <style:style style:name="pr7" style:family="presentation" style:parent-style-name="Nature_5f_Illustration1-subtitle">
      <style:graphic-properties draw:fill-color="#ffffff" fo:min-height="16.255cm"/>
    </style:style>
    <style:style style:name="pr8" style:family="presentation" style:parent-style-name="Nature_5f_Illustration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margin-top="0cm" fo:margin-bottom="0.4cm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Nature_5f_Illustration" presentation:presentation-page-layout-name="AL1T0" presentation:use-date-time-name="dtd1">
        <office:forms form:automatic-focus="false" form:apply-design-mode="false"/>
        <draw:frame presentation:style-name="pr1" draw:layer="layout" svg:width="24.799cm" svg:height="4.963cm" svg:x="0.8cm" svg:y="4.8cm" presentation:class="title">
          <draw:text-box>
            <text:p>013 Esquema CSS</text:p>
          </draw:text-box>
        </draw:frame>
        <draw:frame presentation:style-name="pr2" draw:text-style-name="P1" draw:layer="layout" svg:width="14.399cm" svg:height="2.693cm" svg:x="11.201cm" svg:y="10.707cm" presentation:class="subtitle">
          <draw:text-box>
            <text:p>Bienvenido<text:tab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SS Outline “Esquema CSS”</text:p>
          </draw:text-box>
        </draw:frame>
        <draw:frame presentation:style-name="pr5" draw:layer="layout" svg:width="25.199cm" svg:height="13.486cm" svg:x="1.4cm" svg:y="4.914cm" presentation:class="outline">
          <draw:text-box>
            <text:list text:style-name="L2">
              <text:list-item>
                <text:list>
                  <text:list-header>
                    <text:p/>
                  </text:list-header>
                  <text:list-item>
                    <text:p><text:s text:c="4"/>outline-style</text:p>
                  </text:list-item>
                  <text:list-item>
                    <text:p><text:s text:c="4"/>outline-color</text:p>
                  </text:list-item>
                  <text:list-item>
                    <text:p><text:s text:c="4"/>outline-width</text:p>
                  </text:list-item>
                  <text:list-item>
                    <text:p><text:s text:c="4"/>outline-offset</text:p>
                  </text:list-item>
                  <text:list-item>
                    <text:p><text:s text:c="4"/><text:span text:style-name="T1">outline</text:span></text:p>
                    <text:list>
                      <text:list-header>
                        <text:p text:style-name="P2"><text:span text:style-name="T2"/></text:p>
                      </text:list-header>
                    </text:list>
                  </text:list-item>
                  <text:list-item>
                    <text:p><text:span text:style-name="T2">NO es parte de las dimensiones del elemento; la anchura y la altura </text:span><text:span text:style-name="T2">totales del elemento no se ven afectadas por la anchura del contorno.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Nature_5f_Illustration1" presentation:presentation-page-layout-name="AL3T32" presentation:use-date-time-name="dtd1">
        <office:forms form:automatic-focus="false" form:apply-design-mode="false"/>
        <draw:frame presentation:style-name="pr7" draw:text-style-name="P1" draw:layer="layout" svg:width="25.199cm" svg:height="16.255cm" svg:x="1.4cm" svg:y="0.837cm">
          <draw:text-box>
            <text:p>Carlos Alemán </text:p>
            <text:p>#codefuncode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000000004210000031963A78279215E3879.jpg" xlink:type="simple" xlink:show="embed" xlink:actuate="onLoad"/>
    <draw:fill-image draw:name="background" xlink:href="Pictures/100000000000042100000319CE4C7A801753E817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ffd32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ature_5f_Illustration-background" style:display-name="Nature_Illustratio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Nature_5f_Illustration-backgroundobjects" style:display-name="Nature_Illustration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-notes" style:display-name="Nature_Illust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outline1" style:display-name="Nature_Illustration-outline1" style:family="presentation">
      <style:graphic-properties draw:stroke="none" draw:fill="none" draw:auto-grow-height="false" draw:fit-to-size="shrink-to-fit" style:shrink-to-fit="true">
        <text:list-style style:name="Nature_5f_Illustration-outline1" style:display-name="Nature_Illust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end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outline2" style:display-name="Nature_Illustration-outline2" style:family="presentation" style:parent-style-name="Nature_5f_Illustration-outline1">
      <style:paragraph-properties fo:margin-top="0cm" fo:margin-bottom="0.4cm" fo:text-align="end"/>
      <style:text-properties fo:font-size="28pt"/>
    </style:style>
    <style:style style:name="Nature_5f_Illustration-outline3" style:display-name="Nature_Illustration-outline3" style:family="presentation" style:parent-style-name="Nature_5f_Illustration-outline2">
      <style:paragraph-properties fo:margin-top="0cm" fo:margin-bottom="0.3cm" fo:text-align="end"/>
      <style:text-properties fo:font-size="24pt"/>
    </style:style>
    <style:style style:name="Nature_5f_Illustration-outline4" style:display-name="Nature_Illustration-outline4" style:family="presentation" style:parent-style-name="Nature_5f_Illustration-outline3">
      <style:paragraph-properties fo:margin-top="0cm" fo:margin-bottom="0.2cm" fo:text-align="end"/>
      <style:text-properties fo:font-size="20pt"/>
    </style:style>
    <style:style style:name="Nature_5f_Illustration-outline5" style:display-name="Nature_Illustration-outline5" style:family="presentation" style:parent-style-name="Nature_5f_Illustration-outline4">
      <style:paragraph-properties fo:margin-top="0cm" fo:margin-bottom="0.1cm" fo:text-align="end"/>
      <style:text-properties fo:font-size="20pt"/>
    </style:style>
    <style:style style:name="Nature_5f_Illustration-outline6" style:display-name="Nature_Illustration-outline6" style:family="presentation" style:parent-style-name="Nature_5f_Illustration-outline5">
      <style:paragraph-properties fo:margin-top="0cm" fo:margin-bottom="0.1cm" fo:text-align="end"/>
      <style:text-properties fo:font-size="20pt"/>
    </style:style>
    <style:style style:name="Nature_5f_Illustration-outline7" style:display-name="Nature_Illustration-outline7" style:family="presentation" style:parent-style-name="Nature_5f_Illustration-outline6">
      <style:paragraph-properties fo:margin-top="0cm" fo:margin-bottom="0.1cm" fo:text-align="end"/>
      <style:text-properties fo:font-size="20pt"/>
    </style:style>
    <style:style style:name="Nature_5f_Illustration-outline8" style:display-name="Nature_Illustration-outline8" style:family="presentation" style:parent-style-name="Nature_5f_Illustration-outline7">
      <style:paragraph-properties fo:margin-top="0cm" fo:margin-bottom="0.1cm"/>
      <style:text-properties fo:font-size="20pt"/>
    </style:style>
    <style:style style:name="Nature_5f_Illustration-outline9" style:display-name="Nature_Illustration-outline9" style:family="presentation" style:parent-style-name="Nature_5f_Illustration-outline8">
      <style:paragraph-properties fo:margin-top="0cm" fo:margin-bottom="0.1cm"/>
      <style:text-properties fo:font-size="20pt"/>
    </style:style>
    <style:style style:name="Nature_5f_Illustration-subtitle" style:display-name="Nature_Illustration-subtitle" style:family="presentation">
      <style:graphic-properties draw:stroke="none" draw:fill="none" draw:textarea-vertical-align="middle">
        <text:list-style style:name="Nature_5f_Illustration-subtitle" style:display-name="Nature_Illust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title" style:display-name="Nature_Illustration-title" style:family="presentation">
      <style:graphic-properties draw:stroke="none" draw:fill="none" draw:textarea-vertical-align="middle">
        <text:list-style style:name="Nature_5f_Illustration-title" style:display-name="Nature_Illust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background" style:display-name="Nature_Illustration1-background" style:family="presentation">
      <style:graphic-properties draw:stroke="none" draw:fill="bitmap" draw:fill-color="#99cccc" draw:fill-image-name="background" draw:fill-image-width="0cm" draw:fill-image-height="0cm" style:repeat="stretch"/>
      <style:text-properties style:letter-kerning="true"/>
    </style:style>
    <style:style style:name="Nature_5f_Illustration1-backgroundobjects" style:display-name="Nature_Illustration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1-notes" style:display-name="Nature_Illustr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outline1" style:display-name="Nature_Illustration1-outline1" style:family="presentation">
      <style:graphic-properties draw:stroke="none" draw:fill="solid" draw:fill-color="#ffffff" draw:opacity="50%" draw:auto-grow-height="false" draw:fit-to-size="shrink-to-fit" style:shrink-to-fit="true" draw:shadow-opacity="50%">
        <text:list-style style:name="Nature_5f_Illustration1-outline1" style:display-name="Nature_Illustr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outline2" style:display-name="Nature_Illustration1-outline2" style:family="presentation" style:parent-style-name="Nature_5f_Illustration1-outline1">
      <style:paragraph-properties fo:margin-top="0cm" fo:margin-bottom="0.4cm"/>
      <style:text-properties fo:font-size="28pt"/>
    </style:style>
    <style:style style:name="Nature_5f_Illustration1-outline3" style:display-name="Nature_Illustration1-outline3" style:family="presentation" style:parent-style-name="Nature_5f_Illustration1-outline2">
      <style:paragraph-properties fo:margin-top="0cm" fo:margin-bottom="0.3cm"/>
      <style:text-properties fo:font-size="24pt"/>
    </style:style>
    <style:style style:name="Nature_5f_Illustration1-outline4" style:display-name="Nature_Illustration1-outline4" style:family="presentation" style:parent-style-name="Nature_5f_Illustration1-outline3">
      <style:paragraph-properties fo:margin-top="0cm" fo:margin-bottom="0.2cm"/>
      <style:text-properties fo:font-size="20pt"/>
    </style:style>
    <style:style style:name="Nature_5f_Illustration1-outline5" style:display-name="Nature_Illustration1-outline5" style:family="presentation" style:parent-style-name="Nature_5f_Illustration1-outline4">
      <style:paragraph-properties fo:margin-top="0cm" fo:margin-bottom="0.1cm"/>
      <style:text-properties fo:font-size="20pt"/>
    </style:style>
    <style:style style:name="Nature_5f_Illustration1-outline6" style:display-name="Nature_Illustration1-outline6" style:family="presentation" style:parent-style-name="Nature_5f_Illustration1-outline5">
      <style:paragraph-properties fo:margin-top="0cm" fo:margin-bottom="0.1cm"/>
      <style:text-properties fo:font-size="20pt"/>
    </style:style>
    <style:style style:name="Nature_5f_Illustration1-outline7" style:display-name="Nature_Illustration1-outline7" style:family="presentation" style:parent-style-name="Nature_5f_Illustration1-outline6">
      <style:paragraph-properties fo:margin-top="0cm" fo:margin-bottom="0.1cm"/>
      <style:text-properties fo:font-size="20pt"/>
    </style:style>
    <style:style style:name="Nature_5f_Illustration1-outline8" style:display-name="Nature_Illustration1-outline8" style:family="presentation" style:parent-style-name="Nature_5f_Illustration1-outline7">
      <style:paragraph-properties fo:margin-top="0cm" fo:margin-bottom="0.1cm"/>
      <style:text-properties fo:font-size="20pt"/>
    </style:style>
    <style:style style:name="Nature_5f_Illustration1-outline9" style:display-name="Nature_Illustration1-outline9" style:family="presentation" style:parent-style-name="Nature_5f_Illustration1-outline8">
      <style:paragraph-properties fo:margin-top="0cm" fo:margin-bottom="0.1cm"/>
      <style:text-properties fo:font-size="20pt"/>
    </style:style>
    <style:style style:name="Nature_5f_Illustration1-subtitle" style:display-name="Nature_Illustration1-subtitle" style:family="presentation">
      <style:graphic-properties draw:stroke="none" draw:fill="none" draw:textarea-vertical-align="middle">
        <text:list-style style:name="Nature_5f_Illustration1-subtitle" style:display-name="Nature_Illustr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title" style:display-name="Nature_Illustration1-title" style:family="presentation">
      <style:graphic-properties draw:stroke="none" draw:fill="solid" draw:fill-color="#ffffff" draw:opacity="50%" draw:textarea-vertical-align="middle" draw:shadow-opacity="50%">
        <text:list-style style:name="Nature_5f_Illustration1-title" style:display-name="Nature_Illustr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color="#99cccc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Nature_5f_Illust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Nature_5f_Illust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Nature_5f_Illustratio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Nature_5f_Illustration1-backgroundobjects">
      <style:graphic-properties draw:stroke="none" draw:fill="none" draw:fill-color="#ffffff" draw:auto-grow-height="false" fo:min-height="1.449cm"/>
    </style:style>
    <style:style style:name="Mpr5" style:family="presentation" style:parent-style-name="Nature_5f_Illustration1-backgroundobjects">
      <style:graphic-properties draw:stroke="none" draw:fill="none" draw:fill-color="#ffffff" draw:auto-grow-height="false" fo:min-height="1.485cm"/>
    </style:style>
    <style:style style:name="Mpr6" style:family="presentation" style:parent-style-name="Nature_5f_Illustratio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Nature_5f_Illustration" style:display-name="Nature_Illustration" style:page-layout-name="PM1" draw:style-name="Mdp1">
      <draw:frame presentation:style-name="Nature_5f_Illustration-title" draw:layer="backgroundobjects" svg:width="24.799cm" svg:height="4.963cm" svg:x="0.8cm" svg:y="4.8cm" presentation:class="title" presentation:placeholder="true">
        <draw:text-box/>
      </draw:frame>
      <draw:frame presentation:style-name="Nature_5f_Illustration-outline1" draw:layer="backgroundobjects" svg:width="14.399cm" svg:height="2.693cm" svg:x="11.201cm" svg:y="10.707cm" presentation:class="outline" presentation:placeholder="true">
        <draw:text-box/>
      </draw:frame>
      <draw:frame presentation:style-name="Mpr1" draw:text-style-name="MP2" draw:layer="backgroundobjects" svg:width="6.523cm" svg:height="0.648cm" svg:x="0cm" svg:y="20cm" presentation:class="date-time">
        <draw:text-box>
          <text:p text:style-name="MP5"><text:span text:style-name="MT1"><presentation:date-time/></text:span></text:p>
        </draw:text-box>
      </draw:frame>
      <draw:frame presentation:style-name="Mpr1" draw:text-style-name="MP6" draw:layer="backgroundobjects" svg:width="8.875cm" svg:height="0.479cm" svg:x="9.576cm" svg:y="20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.8cm" svg:height="0.8cm" svg:x="25.8cm" svg:y="20.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Nature_5f_Illustration-title" draw:layer="backgroundobjects" svg:width="14.848cm" svg:height="11.136cm" svg:x="3.075cm" svg:y="2.257cm" presentation:class="page"/>
        <draw:frame presentation:style-name="Nature_5f_Illustr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Nature_5f_Illustration1" style:display-name="Nature_Illustration1" style:page-layout-name="PM1" draw:style-name="Mdp2">
      <draw:frame presentation:style-name="Nature_5f_Illustration1-title" draw:layer="backgroundobjects" svg:width="25.199cm" svg:height="3.506cm" svg:x="1.4cm" svg:y="0.837cm" presentation:class="title" presentation:placeholder="true">
        <draw:text-box draw:corner-radius="0.6cm"/>
      </draw:frame>
      <draw:frame presentation:style-name="Nature_5f_Illustration1-outline1" draw:layer="backgroundobjects" svg:width="25.199cm" svg:height="13.486cm" svg:x="1.4cm" svg:y="4.914cm" presentation:class="outline" presentation:placeholder="true">
        <draw:text-box draw:corner-radius="1cm"/>
      </draw:frame>
      <draw:frame presentation:style-name="Mpr4" draw:text-style-name="MP2" draw:layer="backgroundobjects" svg:width="6.523cm" svg:height="1.448cm" svg:x="0.077cm" svg:y="20.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20.2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077cm" svg:y="20.152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Nature_5f_Illustration1-title" draw:layer="backgroundobjects" svg:width="14.848cm" svg:height="11.136cm" svg:x="3.075cm" svg:y="2.257cm" presentation:class="page"/>
        <draw:frame presentation:style-name="Nature_5f_Illustratio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6T20:09:24.888860574</meta:creation-date>
    <meta:editing-duration>PT1H57M10S</meta:editing-duration>
    <meta:editing-cycles>7</meta:editing-cycles>
    <meta:generator>LibreOffice/6.0.7.3$Linux_X86_64 LibreOffice_project/00m0$Build-3</meta:generator>
    <dc:title>Nature Illustration</dc:title>
    <meta:initial-creator>codefuncode </meta:initial-creator>
    <dc:date>2020-08-16T18:21:41.108994790</dc:date>
    <dc:creator>codefuncode </dc:creator>
    <meta:document-statistic meta:object-count="43"/>
  </office:meta>
</office:document-meta>
</file>